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kidata is a free and open knowledge base that can be read and edited by both humans and machines. </text:p>
      <text:p text:style-name="Text_20_body">Wikidata acts as central storage for the <text:span text:style-name="T1">structured data</text:span> of its Wikimedia sister projects including Wikipedia, Wikivoyage, Wiktionary, Wikisource, and others. </text:p>
      <text:p text:style-name="Text_20_body">Wikidata also provides support to many other sites and services beyond just Wikimedia projects! The content of Wikidata is <text:a xlink:type="simple" xlink:href="https://creativecommons.org/publicdomain/zero/1.0/" text:style-name="Internet_20_link" text:visited-style-name="Visited_20_Internet_20_Link">available under a free license</text:a>, <text:a xlink:type="simple" xlink:href="https://www.wikidata.org/wiki/Special:MyLanguage/Wikidata:Database_download" text:style-name="Internet_20_link" text:visited-style-name="Visited_20_Internet_20_Link">exported using standard formats</text:a>, and <text:a xlink:type="simple" xlink:href="https://www.wikidata.org/wiki/Special:MyLanguage/Wikidata:Data_access#How_can_I_get_data_out_of_Wikidata?" text:style-name="Internet_20_link" text:visited-style-name="Visited_20_Internet_20_Link">can be interlinked to other open data sets</text:a> on the linked data we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00:18:01.536140811</meta:creation-date>
    <dc:date>2023-10-12T00:30:22.878425141</dc:date>
    <meta:editing-duration>PT2M11S</meta:editing-duration>
    <meta:editing-cycles>1</meta:editing-cycles>
    <meta:document-statistic meta:table-count="0" meta:image-count="0" meta:object-count="0" meta:page-count="1" meta:paragraph-count="3" meta:word-count="82" meta:character-count="517" meta:non-whitespace-character-count="436"/>
    <meta:generator>LibreOffice/7.3.7.2$Linux_X86_64 LibreOffice_project/30$Build-2</meta:generator>
  </office:meta>
</office:document-meta>
</file>